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d9d5" officeooo:paragraph-rsid="0018d9d5"/>
    </style:style>
    <style:style style:name="P2" style:family="paragraph" style:parent-style-name="Standard">
      <style:paragraph-properties fo:text-align="start" style:justify-single-word="false"/>
      <style:text-properties officeooo:rsid="0018d9d5" officeooo:paragraph-rsid="0018d9d5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8d9d5" officeooo:paragraph-rsid="0018d9d5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18d9d5" officeooo:paragraph-rsid="0018d9d5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fo:font-size="10pt" style:font-size-asian="10pt"/>
    </style:style>
    <style:style style:name="T3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bault ROS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P3 B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Square 1</text:p>
      <text:p text:style-name="P2"/>
      <text:p text:style-name="P2"/>
      <text:p text:style-name="P2">1. Distance Euclidienne</text:p>
      <text:p text:style-name="P2"><text:tab/>Simplement cas c'est la distance la plus utilisé, et dans la majorité des cas la plus efficace. </text:p>
      <text:p text:style-name="P2"/>
      <text:p text:style-name="P2"><text:span text:style-name="T1">le cluster 0 a 258 donnees et son centre est (9.792646538759696,9.881803527131787)</text:span></text:p>
      <text:p text:style-name="P5"><text:span text:style-name="T1">le cluster 1 a 151 donnees et son centre est (11.14087907284768,-0.4700706025165562)</text:span></text:p>
      <text:p text:style-name="P5"><text:span text:style-name="T1">le cluster 2 a 336 donnees et son centre est (2.3168292761904743,0.06942640014880953)</text:span></text:p>
      <text:p text:style-name="P5"><text:span text:style-name="T1">le cluster 3 a 255 donnees et son centre est (0.04589352196078437,9.757071490196067)</text:span></text:p>
      <text:p text:style-name="P5"><text:span text:style-name="T1">WC = 2944.858277256575 BC = 0.0 Rapport BC/WC = 0.0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IRIS</text:span></text:p>
      <text:p text:style-name="P4"/>
      <text:p text:style-name="P4"/>
      <text:p text:style-name="P4"><text:span text:style-name="T3">1.Distance Euclidienne </text:span></text:p>
      <text:p text:style-name="P4"><text:span text:style-name="T3"><text:tab/><text:tab/></text:span></text:p>
      <text:p text:style-name="P4"/>
      <text:p text:style-name="P4"/>
      <text:p text:style-name="P4"><text:span text:style-name="T1">le cluster 0 a 150 donnees et son centre est (5.843333333333335,3.0540000000000007,3.7586666666666693,1.1986666666666672)</text:span></text:p>
      <text:p text:style-name="P5"><text:span text:style-name="T1">--&gt; Détail : 50 iris setosa, 50 iris versicolor, 50 iris virginica</text:span></text:p>
      <text:p text:style-name="P5"><text:span text:style-name="T1">le cluster 1 a 0 donnees et son centre est (0.0,0.0,0.0,0.0)</text:span></text:p>
      <text:p text:style-name="P5"><text:span text:style-name="T1">--&gt; Détail : 0 iris setosa, 0 iris versicolor, 0 iris virginica</text:span></text:p>
      <text:p text:style-name="P5"><text:span text:style-name="T1">le cluster 2 a 0 donnees et son centre est (0.0,0.0,0.0,0.0)</text:span></text:p>
      <text:p text:style-name="P5"><text:span text:style-name="T1">--&gt; Détail : 0 iris setosa, 0 iris versicolor, 0 iris virginica</text:span></text:p>
      <text:p text:style-name="P5"><text:span text:style-name="T1">WC = 291.4551238555538 BC = 0.0 Rapport BC/WC = 0.0</text:span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a Thibault</meta:initial-creator>
    <meta:creation-date>2015-02-26T20:06:45.277280604</meta:creation-date>
    <dc:date>2015-02-26T20:38:48.802165103</dc:date>
    <dc:creator>Rosa Thibault</dc:creator>
    <meta:editing-duration>PT16M53S</meta:editing-duration>
    <meta:editing-cycles>1</meta:editing-cycles>
    <meta:document-statistic meta:table-count="0" meta:image-count="0" meta:object-count="0" meta:page-count="2" meta:paragraph-count="20" meta:word-count="165" meta:character-count="1046" meta:non-whitespace-character-count="898"/>
    <meta:generator>LibreOffice/4.3.3.2$Linux_x86 LibreOffice_project/430m0$Build-2</meta:generator>
  </office:meta>
</office:document-meta>
</file>